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 office:value-type="string">
            <text:p>Voice
“Oh, occupied.”</text:p>
          </table:table-cell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 office:value-type="string">
            <text:p>Nkh, n-no way... ah... ah...!</text:p>
          </table:table-cell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 office:value-type="string">
            <text:p>I... It's... n-no use...</text:p>
          </table:table-cell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 office:value-type="string">
            <text:p>Aaaah, AH! No no noooooooooo!!</text:p>
          </table:table-cell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 office:value-type="string">
            <text:p>Haaah, p... pee... eee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 office:value-type="string">
            <text:p>Pee... nhaah... haaaaahhh ////</text:p>
          </table:table-cell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 office:value-type="string">
            <text:p>(I-I... went in the boys' room...)</text:p>
          </table:table-cell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 office:value-type="string">
            <text:p>(And... I did it... s-standing up, too...!!)</text:p>
          </table:table-cell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 office:value-type="string">
            <text:p>(Uwaaaaaaaaaahhhh〜〜 ///////)</text:p>
          </table:table-cell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 office:value-type="string">
            <text:p>Man
“Sorry to make you wai—”</text:p>
          </table:table-cell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 office:value-type="string">
            <text:p>Man
“(Urk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